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officeooo:paragraph-rsid="001c2216"/>
    </style:style>
    <style:style style:name="T1" style:family="text">
      <style:text-properties officeooo:rsid="00129a12"/>
    </style:style>
    <style:style style:name="T2" style:family="text">
      <style:text-properties officeooo:rsid="0013de5c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hôtel propose plusieurs chambres, elle ont chacune un nom et une supérficice.</text:p>
      <text:p text:style-name="Standard"/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ame, area FROM bedroom;</text:span></text:p>
      <text:p text:style-name="Standard"><text:span text:style-name="Source_20_Text"/></text:p>
      <text:p text:style-name="Standard"><text:span text:style-name="Source_20_Text">Les chambres peuvent être des chambres ou des suites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bedroom_type;</text:span></text:p>
      <text:p text:style-name="Standard"><text:span text:style-name="Source_20_Text"/></text:p>
      <text:p text:style-name="Standard"><text:span text:style-name="Source_20_Text">Il est possible de connaitre l'étage ainsi que la vue de chaque chambre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view, floor FROM bedroom, floor, views WHERE views.id = bedroom.id_view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floor.id = bedroom.id_floor; </text:span></text:p>
      <text:p text:style-name="Standard"><text:span text:style-name="Source_20_Text"/></text:p>
      <text:p text:style-name="Standard"><text:span text:style-name="Source_20_Text">Certaines chambres sont accessibles aux personnes à mobilité réduite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bedroom.reduced_mobility FROM bedroom;</text:span></text:p>
      <text:p text:style-name="Standard"><text:span text:style-name="Source_20_Text"/></text:p>
      <text:p text:style-name="Standard"><text:span text:style-name="Source_20_Text">Les chambres peuvent avoir un lit simple, double (queen size ou king size)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ame, bed FROM bed, bedroom WHERE bed.id = bedroom.id_bed;</text:span></text:p>
      <text:p text:style-name="Standard"><text:span text:style-name="Source_20_Text"/></text:p>
      <text:p text:style-name="Standard"><text:span text:style-name="Source_20_Text">L'hôtel propose différents services tels que le petit déjeuner en chambre, le mini bar (que pour les suites), la bouteille de champagne, etc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services.name FROM services, services_type WHERE services_type.id_service = services.id GROUP BY services.name; </text:span></text:p>
      <text:p text:style-name="Standard"><text:span text:style-name="Source_20_Text"/></text:p>
      <text:p text:style-name="Standard"><text:span text:style-name="Source_20_Text">Les salles de bains des chambres peuvent avoir une douche et/ou une baignoire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bathroom.type FROM bathroom, bathroom_type WHERE bathroom_type.id_bathroom = bathroom.id GROUP BY bathroom.type; </text:span></text:p>
      <text:p text:style-name="Standard"><text:span text:style-name="Source_20_Text"/></text:p>
      <text:p text:style-name="Standard"><text:span text:style-name="Source_20_Text">Le prix de chaque chambre est à la nuitée et ne tient pas compte des services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price, name FROM bedroom; </text:span></text:p>
      <text:p text:style-name="Standard"><text:span text:style-name="Source_20_Text"/></text:p>
      <text:p text:style-name="Standard"><text:span text:style-name="Source_20_Text">Certains services ne sont disponibles que pour certaines chambres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services_type;</text:span></text:p>
      <text:p text:style-name="Standard"><text:span text:style-name="Source_20_Text"/></text:p>
      <text:p text:style-name="Standard"><text:span text:style-name="Source_20_Text">Les services ont une description (en plus d'un nom) afin de permettre aux clients de bien les comprendre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ame, description FROM services; </text:span></text:p>
      <text:p text:style-name="Standard"><text:span text:style-name="Source_20_Text"/></text:p>
      <text:p text:style-name="Standard"><text:span text:style-name="Source_20_Text"/></text:p>
      <text:p text:style-name="Standard"><text:soft-page-break/><text:span text:style-name="Source_20_Text">Les services sont catégorisés : matériel, bien-être, repas et spécial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services_category; </text:span></text:p>
      <text:p text:style-name="Standard"><text:span text:style-name="Source_20_Text"/></text:p>
      <text:p text:style-name="Standard"><text:span text:style-name="Source_20_Text">Chaque service a un coût à rajouter dans la commande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ame, price FROM `order`, services WHERE `order`.`id_service` = services.id; </text:span></text:p>
      <text:p text:style-name="Standard"><text:span text:style-name="Source_20_Text"/></text:p>
      <text:p text:style-name="Standard"><text:span text:style-name="Source_20_Text">Le gérant de l'hôtel peut suivre les commandes des clients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(services.price) as Prix_Services, bedroom.price*booking.nuites as Prix_Chambre FROM services, bedroom, customer, `order`, booking WHERE services.id = `order`.id_serv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edroom.id = booking.id_bedroom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ooking.id_customer = customer.i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order`.`id_customer` = customer.id GROUP BY Prix_Chambre;</text:span></text:p>
      <text:p text:style-name="Standard"><text:span text:style-name="Source_20_Text"/></text:p>
      <text:p text:style-name="Standard"><text:span text:style-name="Source_20_Text">En plus de connaître le nom et le prénom, le gérant peut contacter l'client par téléphone ou par mail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tel, mail FROM customer;</text:span></text:p>
      <text:p text:style-name="Standard"><text:span text:style-name="Source_20_Text"/></text:p>
      <text:p text:style-name="Standard"><text:span text:style-name="Source_20_Text">L'client peut recevoir une facture à son adresse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adress FROM customer; </text:span></text:p>
      <text:p text:style-name="Standard"><text:span text:style-name="Source_20_Text"/></text:p>
      <text:p text:style-name="Standard"><text:span text:style-name="Source_20_Text">L'client pourra s'autentifier sur le site via son mail et un mot de passe pour gérer sa réservation.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mail, </text:span><text:a xlink:type="simple" xlink:href="http://localhost/phpmyadmin/url.php?url=https://dev.mysql.com/doc/refman/5.5/en/encryption-functions.html#function_password" office:target-frame-name="mysql_doc" xlink:show="replace" text:style-name="Internet_20_link" text:visited-style-name="Visited_20_Internet_20_Link"><text:span text:style-name="Source_20_Text">password</text:span></text:a><text:span text:style-name="Source_20_Text"> FROM customer; </text:span></text:p>
      <text:p text:style-name="Standard"><text:span text:style-name="Source_20_Text"/></text:p>
      <text:p text:style-name="Standard"><text:span text:style-name="Source_20_Text">Le gérant de l'hôtel peut accéder à toutes les réservations, celles-ci contiennent le client, la chambre, la date d'arrivée et la date de départ et les services associés. </text:span></text:p>
      <text:p text:style-name="Standard"><text:span text:style-name="Source_20_Text"/></text:p>
      <text:p text:style-name="Standard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customer.first_name, customer.last_name, bedroom.name, booking.arrival_date, booking.departure_date, services.name FROM services, bedroom, customer, `order`, booking WHERE services.id = `order`.id_serv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edroom.id = booking.id_bedroom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ooking.id_customer = customer.id </text:span></text:p>
      <text:p text:style-name="Standard"><text:span text:style-name="Source_20_Text"/></text:p>
      <text:p text:style-name="Standard"><text:span text:style-name="Source_20_Text">L'client et le gérant peuvent voir combien à coûté une réservation (prix de la chambre + services).</text:span></text:p>
      <text:p text:style-name="Standard"><text:span text:style-name="Source_20_Text"/></text:p>
      <text:p text:style-name="P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5.5/en/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(services.price) as Prix_Services, bedroom.price*booking.nuites as Prix_Chambre FROM services, bedroom, customer, `order`, booking WHERE services.id = `order`.id_serv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edroom.id = booking.id_bedroom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booking.id_customer = customer.i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`order`.`id_customer` = customer.i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customer.id = 1 GROUP BY Prix_Chambre; </text:span></text:p>
      <text:p text:style-name="P2"><text:span text:style-name="Source_20_Text"/></text:p>
      <text:p text:style-name="P2"><text:soft-page-break/><text:span text:style-name="Source_20_Text">Le gérant peut voir l'état de la réservation : en cours, paiement effectué, annulée, etc. </text:span></text:p>
      <text:p text:style-name="P2"><text:span text:style-name="Source_20_Text"/></text:p>
      <text:p text:style-name="P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`order_state`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43:07.858708769</meta:creation-date>
    <dc:date>2018-06-04T14:03:48.453394096</dc:date>
    <meta:editing-duration>PT1H30M10S</meta:editing-duration>
    <meta:editing-cycles>9</meta:editing-cycles>
    <meta:generator>LibreOffice/5.4.6.2$Linux_X86_64 LibreOffice_project/40m0$Build-2</meta:generator>
    <meta:document-statistic meta:table-count="0" meta:image-count="0" meta:object-count="0" meta:page-count="3" meta:paragraph-count="38" meta:word-count="471" meta:character-count="3411" meta:non-whitespace-character-count="2964"/>
  </office:meta>
</office:document-meta>
</file>